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37fa4" officeooo:paragraph-rsid="00037fa4"/>
    </style:style>
    <style:style style:name="P2" style:family="paragraph" style:parent-style-name="Text_20_body">
      <style:text-properties officeooo:rsid="00037fa4" officeooo:paragraph-rsid="0004ee95"/>
    </style:style>
    <style:style style:name="P3" style:family="paragraph" style:parent-style-name="Text_20_body">
      <style:text-properties officeooo:rsid="0004ee95" officeooo:paragraph-rsid="0004ee95"/>
    </style:style>
    <style:style style:name="P4" style:family="paragraph" style:parent-style-name="Text_20_body">
      <style:text-properties officeooo:rsid="0004ee95" officeooo:paragraph-rsid="00064674"/>
    </style:style>
    <style:style style:name="P5" style:family="paragraph" style:parent-style-name="Text_20_body">
      <style:text-properties officeooo:rsid="0004ee95" officeooo:paragraph-rsid="000c1212"/>
    </style:style>
    <style:style style:name="P6" style:family="paragraph" style:parent-style-name="Text_20_body">
      <style:text-properties officeooo:rsid="00064674" officeooo:paragraph-rsid="00064674"/>
    </style:style>
    <style:style style:name="P7" style:family="paragraph" style:parent-style-name="Text_20_body">
      <style:text-properties officeooo:rsid="001350da" officeooo:paragraph-rsid="001350da"/>
    </style:style>
    <style:style style:name="P8" style:family="paragraph" style:parent-style-name="Text_20_body">
      <style:text-properties officeooo:rsid="0008a551" officeooo:paragraph-rsid="0008a551"/>
    </style:style>
    <style:style style:name="P9" style:family="paragraph" style:parent-style-name="Title">
      <style:text-properties officeooo:paragraph-rsid="00037fa4"/>
    </style:style>
    <style:style style:name="P10" style:family="paragraph" style:parent-style-name="Text_20_body">
      <style:text-properties officeooo:rsid="000c1212" officeooo:paragraph-rsid="001350da"/>
    </style:style>
    <style:style style:name="P11" style:family="paragraph" style:parent-style-name="Text_20_body">
      <style:text-properties officeooo:rsid="000f14ed" officeooo:paragraph-rsid="001350da"/>
    </style:style>
    <style:style style:name="P12" style:family="paragraph" style:parent-style-name="Text_20_body">
      <style:text-properties officeooo:rsid="00169bea" officeooo:paragraph-rsid="00169bea"/>
    </style:style>
    <style:style style:name="P13" style:family="paragraph" style:parent-style-name="Text_20_body">
      <style:text-properties officeooo:rsid="00188a77" officeooo:paragraph-rsid="001bfc78"/>
    </style:style>
    <style:style style:name="P14" style:family="paragraph" style:parent-style-name="Text_20_body">
      <style:text-properties officeooo:rsid="00064ff5" officeooo:paragraph-rsid="0018d6a6"/>
    </style:style>
    <style:style style:name="P15" style:family="paragraph" style:parent-style-name="Text_20_body">
      <style:text-properties officeooo:rsid="001bfc78" officeooo:paragraph-rsid="001bfc78"/>
    </style:style>
    <style:style style:name="P16" style:family="paragraph" style:parent-style-name="Text_20_body">
      <style:text-properties officeooo:rsid="001bfc78" officeooo:paragraph-rsid="001e9578"/>
    </style:style>
    <style:style style:name="P17" style:family="paragraph" style:parent-style-name="Text_20_body">
      <style:text-properties officeooo:rsid="001cd0e5" officeooo:paragraph-rsid="001cd0e5"/>
    </style:style>
    <style:style style:name="P18" style:family="paragraph" style:parent-style-name="Text_20_body">
      <style:text-properties fo:font-weight="bold" officeooo:rsid="001cd0e5" officeooo:paragraph-rsid="001cd0e5" style:font-weight-asian="bold" style:font-weight-complex="bold"/>
    </style:style>
    <style:style style:name="P19" style:family="paragraph" style:parent-style-name="Text_20_body">
      <style:text-properties fo:font-weight="bold" officeooo:rsid="00200f7c" officeooo:paragraph-rsid="00200f7c" style:font-weight-asian="bold" style:font-weight-complex="bold"/>
    </style:style>
    <style:style style:name="P20" style:family="paragraph" style:parent-style-name="Text_20_body">
      <style:text-properties fo:font-weight="normal" officeooo:rsid="001cd0e5" officeooo:paragraph-rsid="001cd0e5" style:font-weight-asian="normal" style:font-weight-complex="normal"/>
    </style:style>
    <style:style style:name="P21" style:family="paragraph" style:parent-style-name="Text_20_body">
      <style:text-properties fo:font-weight="normal" officeooo:rsid="001e94ae" officeooo:paragraph-rsid="001e94ae" style:font-weight-asian="normal" style:font-weight-complex="normal"/>
    </style:style>
    <style:style style:name="P22" style:family="paragraph" style:parent-style-name="Text_20_body">
      <style:text-properties fo:font-weight="normal" officeooo:rsid="001e9578" officeooo:paragraph-rsid="001e9578" style:font-weight-asian="normal" style:font-weight-complex="normal"/>
    </style:style>
    <style:style style:name="P23" style:family="paragraph" style:parent-style-name="Text_20_body">
      <style:text-properties fo:font-weight="normal" officeooo:rsid="001e9578" officeooo:paragraph-rsid="00200f7c" style:font-weight-asian="normal" style:font-weight-complex="normal"/>
    </style:style>
    <style:style style:name="P24" style:family="paragraph" style:parent-style-name="Text_20_body">
      <style:text-properties fo:font-weight="normal" officeooo:rsid="001eca2a" officeooo:paragraph-rsid="001eca2a" style:font-weight-asian="normal" style:font-weight-complex="normal"/>
    </style:style>
    <style:style style:name="P25" style:family="paragraph" style:parent-style-name="Text_20_body">
      <style:text-properties fo:font-weight="normal" officeooo:rsid="001eca2a" officeooo:paragraph-rsid="001f07d7" style:font-weight-asian="normal" style:font-weight-complex="normal"/>
    </style:style>
    <style:style style:name="P26" style:family="paragraph" style:parent-style-name="Text_20_body">
      <style:text-properties fo:font-weight="normal" officeooo:rsid="00200f7c" officeooo:paragraph-rsid="00200f7c" style:font-weight-asian="normal" style:font-weight-complex="normal"/>
    </style:style>
    <style:style style:name="P27" style:family="paragraph" style:parent-style-name="Text_20_body">
      <style:text-properties fo:font-weight="normal" officeooo:rsid="0021579d" officeooo:paragraph-rsid="0021579d" style:font-weight-asian="normal" style:font-weight-complex="normal"/>
    </style:style>
    <style:style style:name="P28" style:family="paragraph" style:parent-style-name="Text_20_body">
      <style:text-properties officeooo:rsid="00200f7c" officeooo:paragraph-rsid="00200f7c"/>
    </style:style>
    <style:style style:name="T1" style:family="text">
      <style:text-properties officeooo:rsid="0004ee95"/>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064674"/>
    </style:style>
    <style:style style:name="T5" style:family="text">
      <style:text-properties style:text-position="0% 100%" officeooo:rsid="00159c1d"/>
    </style:style>
    <style:style style:name="T6" style:family="text">
      <style:text-properties style:text-position="0% 100%" officeooo:rsid="00188a77"/>
    </style:style>
    <style:style style:name="T7" style:family="text">
      <style:text-properties officeooo:rsid="00064674"/>
    </style:style>
    <style:style style:name="T8" style:family="text">
      <style:text-properties officeooo:rsid="00064ff5"/>
    </style:style>
    <style:style style:name="T9" style:family="text">
      <style:text-properties officeooo:rsid="0009a2e4"/>
    </style:style>
    <style:style style:name="T10" style:family="text">
      <style:text-properties officeooo:rsid="000a8405"/>
    </style:style>
    <style:style style:name="T11" style:family="text">
      <style:text-properties officeooo:rsid="000c1212"/>
    </style:style>
    <style:style style:name="T12" style:family="text">
      <style:text-properties officeooo:rsid="000d2f6c"/>
    </style:style>
    <style:style style:name="T13" style:family="text">
      <style:text-properties officeooo:rsid="000d4771"/>
    </style:style>
    <style:style style:name="T14" style:family="text">
      <style:text-properties officeooo:rsid="0010171d"/>
    </style:style>
    <style:style style:name="T15" style:family="text">
      <style:text-properties officeooo:rsid="00109d91"/>
    </style:style>
    <style:style style:name="T16" style:family="text">
      <style:text-properties officeooo:rsid="0011bf86"/>
    </style:style>
    <style:style style:name="T17" style:family="text">
      <style:text-properties officeooo:rsid="0013e17b"/>
    </style:style>
    <style:style style:name="T18" style:family="text">
      <style:text-properties officeooo:rsid="00188a77"/>
    </style:style>
    <style:style style:name="T19" style:family="text">
      <style:text-properties officeooo:rsid="0018d6a6"/>
    </style:style>
    <style:style style:name="T20" style:family="text">
      <style:text-properties officeooo:rsid="001a810e"/>
    </style:style>
    <style:style style:name="T21" style:family="text">
      <style:text-properties officeooo:rsid="001bfc78"/>
    </style:style>
    <style:style style:name="T22" style:family="text">
      <style:text-properties officeooo:rsid="001cd0e5"/>
    </style:style>
    <style:style style:name="T23" style:family="text">
      <style:text-properties officeooo:rsid="001e94ae"/>
    </style:style>
    <style:style style:name="T24" style:family="text">
      <style:text-properties officeooo:rsid="001e9578"/>
    </style:style>
    <style:style style:name="T25" style:family="text">
      <style:text-properties officeooo:rsid="001eca2a"/>
    </style:style>
    <style:style style:name="T26" style:family="text">
      <style:text-properties officeooo:rsid="001f07d7"/>
    </style:style>
    <style:style style:name="T27" style:family="text">
      <style:text-properties officeooo:rsid="00200f7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estige class Reacher</text:p>
      <text:p text:style-name="P1">BAB: average</text:p>
      <text:p text:style-name="P1">Fort: Poor</text:p>
      <text:p text:style-name="P1">Ref: Poor</text:p>
      <text:p text:style-name="P1">Will: Good</text:p>
      <text:p text:style-name="P1">HD: d6</text:p>
      <text:p text:style-name="P2">Skill points 6 + Int <text:span text:style-name="T1">bonus</text:span></text:p>
      <text:p text:style-name="P7">Requirements: Spellcasting class, Able to cast <text:span text:style-name="T20">3rd</text:span> level spells, Spellcraft - 5 ranks</text:p>
      <text:p text:style-name="P3">Spells per day: When a new <text:span text:style-name="T9">Reacher</text:span> level is gained, the character gains new spells per day as if she had also gained a level in a spellcasting class she belonged to before adding the prestige class. She does not, however, gain other benefits a character of that class would have gained, except for additional spells per day, spells known (if she is a spontaneous spellcaster), and an increased effective level of spellcasting. If a character had more than one spellcasting class before becoming a <text:span text:style-name="T9">reacher</text:span>, she must decide to which class she adds the new level for purposes of determining spells per day.</text:p>
      <text:p text:style-name="P3">Weapon and Armor Proficiency: Reachers gain proficiency in short bow, long bow, crossbow, and light nonmetallic armors. </text:p>
      <text:p text:style-name="P3">Class skills: (fill in later)</text:p>
      <text:p text:style-name="P3">1<text:span text:style-name="T2">st</text:span> Ritual magic, <text:span text:style-name="T7">Etheric Soothe</text:span>, Evasive Mark, <text:span text:style-name="T7">+1 level of spellcasting class</text:span></text:p>
      <text:p text:style-name="P4">2<text:span text:style-name="T2">nd</text:span> <text:span text:style-name="T7">Manifest Ethereal Item, +1 level of spellcasting class</text:span></text:p>
      <text:p text:style-name="P5"><text:span text:style-name="T3">3</text:span><text:span text:style-name="T2">rd</text:span><text:span text:style-name="T3"> Persistent Mark, </text:span><text:span text:style-name="T4">Persuasive Touch, +1 level of spellcasting class</text:span></text:p>
      <text:p text:style-name="P6"><text:span text:style-name="T3">4</text:span><text:span text:style-name="T2">th</text:span><text:span text:style-name="T3"> </text:span><text:span text:style-name="T5">Aural wake</text:span><text:span text:style-name="T3">, +1 level of spellcasting class</text:span></text:p>
      <text:p text:style-name="P4"><text:span text:style-name="T3">5</text:span><text:span text:style-name="T2">th</text:span><text:span text:style-name="T3"> </text:span><text:span text:style-name="T6">Etheric Siphon, </text:span><text:span text:style-name="T3">Obscuring Mark, </text:span><text:span text:style-name="T4">+1 level of spellcasting class</text:span></text:p>
      <text:p text:style-name="P6">Ritual <text:span text:style-name="T15">Magic</text:span> (su) – At first level the reachers can acquire blood magic rituals to preform their duties for the Twitch. Many rituals have their own requirements to learn and they can only be learned if <text:span text:style-name="T16">assisting</text:span> in one's casting <text:span text:style-name="T21">by someone whom already knows it</text:span>. Most will consume more than merely their level spell slot's per day, paid as an additional blood price. Spells that allow paying for costly material components in alternate manners will work on blood rituals that have them but as the rituals have their own non-material costs it is inherently risky to add to them. Many rituals allow paying the blood price using other <text:span text:style-name="T16">living blooded beings</text:span> but this is an offensive ac<text:span text:style-name="T8">t</text:span>, as well as evil, and causes a will save <text:span text:style-name="T10">by the sacrificial subject</text:span> to negate the blood ritual unless otherwise noted <text:span text:style-name="T8">or using a willing subject</text:span>. <text:span text:style-name="T8">Blood suffers no lies and magical coercion or a subject not fully informed of the blood price will cause the ritual to inherit an Evil descriptor. Many rituals have different results if employed in this manner. </text:span></text:p>
      <text:p text:style-name="P14">Etheric Soothe (su) – This is an indelible mark carved into the body and tower of a reacher. An entrance cost of joining the reachers the advent of this ritual was the foundation of their order. It alters the body <text:span text:style-name="T14">to pour light</text:span> into the dark to curry warm feelings to reachers from spirits around them. <text:span text:style-name="T19">Uncontrolled u</text:span>ndead <text:span text:style-name="T14">with total</text:span> HD less than half the reacher's level, <text:span text:style-name="T14">least first,</text:span> <text:span text:style-name="T11">increase their attitude toward the reacher positively one level. While not independent soothed undead are considered intelligent and can act with meager intelligence as a pale shadow of the people they once were</text:span>. <text:span text:style-name="T13">Taking offensive actions to an undead makes them impossible to affect with the soothe. They do have a memory of what transpired during the soothe of each reacher that touched them as long as they're affected by at least one soothe involved. If soothed undead would otherwise engage in violence with soothed intellect it breaks the soothe for that undead for 24 hours. Undead affected by soothe are incapable of casting spells or using magic items unless otherwise able to outside the soothe as the force that animates them must be the one to provide agency. As the the reacher's own intellect centers the undead's pale existence the reacher may use the diplomacy skill to affect soothed undead but their state only persists as long as the undead is in range a reacher. </text:span>This thin <text:span text:style-name="T11">filamentous </text:span>wave of <text:span text:style-name="T13">energy</text:span> <text:span text:style-name="T11">pours</text:span> through the empty air in the ethereal plane to a range of 5ft per caster level. <text:s/><text:span text:style-name="T13">The soothe is obstructed by anything that would block ethereal movement or areas of darkness caused by spells</text:span>. Living creatures aren't immune to the soothe but the will of the living insulates them <text:span text:style-name="T14">and</text:span> <text:span text:style-name="T14">it is a DC 30 perception check for the living to feel the soothe rolling by. </text:span>The reacher always has some familiar implacable scent about them to the living as long as the reacher isn't otherwise repugnant. Reachers <text:span text:style-name="T13">with trained charisma based skills double their stat bonuses</text:span> to <text:span text:style-name="T12">interact</text:span> with undead <text:span text:style-name="T14">or half-undead.</text:span> <text:span text:style-name="T14">They also have a +2 arcane bonus to diplomacy vs living creatures </text:span>as long as <text:span text:style-name="T12">either</text:span> stand in the soothe <text:span text:style-name="T13">regardless of their HD</text:span>. <text:s/><text:span text:style-name="T13">Mindless undead imbued with a shadow of intellect from the soothe and reaching an attitude of helpful tend to follow the reacher nonviolently and can only be dismissed by subterfuge, convincing them to sleep, or breaking the soothe to destroy them. Non-reachers do not benefit from the reacher's soothe and any following undead will react appropriately if others approach.</text:span></text:p>
      <text:p text:style-name="P8">Evasive Mark (sp) – <text:span text:style-name="T13">The reacher may scribe onto a specially created tablet a mark that allows the reacher to evade notice of the reacher by the individual. Making a tablet requires 300GP worth of material and 1d6 temporary strength damage for the blood involved. It weighs 5 lbs and has a hardness of 5 and HP of 10. Thereafter if making a perception check DC 10 + 5 per 10 ft of unobstructed distance between reacher and target they can put a likeness of the creature onto the tablet with their blood. This takes 10 minutes to complete which must not be interrupted and the reacher takes 1d6 damage from minor blood loss for the attempt. Once successful the target must make two rolls when using perception to notice the reacher and use the lower of the two. With an active tablet the reacher always knows whether or not they are hidden from the target as long as the reacher can pass a DC 10 perception check. The reacher must keep the tablet in their possession for it to have any effects and may only have active tablets up to their reacher level in their possession at any one time or none of them work.</text:span></text:p>
      <text:p text:style-name="P10">Persuasive Touch (sp) - If the reacher touches an unintelligent undead affected by the soothe they may attempt to command it as per the spell command undead at a range of Touch. Contact with the reacher's soothe must be maintained while commands are executed. Commands to engage in violence that will break a soothe send undead into a violent rage usually directed toward the reacher. The touch of a reacher radiates the warmth of life normally denied to the undead, placating them, but calling forward the rage of their undeath hides the warmth from them and breaks them free. The touch of a reacher to the living is an irrational comfort that removes shaken effects and allows one save attempt versus the last fear effect taken. This save may only be given once per source per target and includes the reacher. Undead reaching an attitude of helpful tend to follow the reacher nonviolently but they will no longer take orders merely by a reacher's touch. </text:p>
      <text:p text:style-name="P7">Manifest Item (sp) – Reachers are trained in manifesting ethereal or ectoplasmic items like ghosts do. A reacher can make <text:span text:style-name="T17">real</text:span> an unattended ethereal item <text:span text:style-name="T17">that is not the shadow of an item on the material plane. The item becomes </text:span>touchable by concentrating on it for 10 rounds. This makes the object behaves as if a real copy of the item, <text:span text:style-name="T17">however bent by its time as an ethereal item, </text:span><text:s/><text:span text:style-name="T17">as if it had the</text:span> Ghost Touch enchantment as long as it is within <text:span text:style-name="T17">a</text:span> reacher's soothe. <text:s/><text:span text:style-name="T17">A</text:span> reacher can either spend gansteel <text:span text:style-name="T17">to make the item real </text:span>equal to the value of the object <text:span text:style-name="T17">or </text:span>its equivalent value in blood if of a blue-blooded subrace. The value can be spent over any duration but the object will not be stable when leaving the soothe unless the entire blood price is paid. <text:span text:style-name="T17">Incompletely m</text:span>anifested objects that leave the soothe of a reacher become unstable and degrade immediately. They will lose 1HP per round until fully disincorporated into the ethereal plane. <text:span text:style-name="T17">If a reacher knows how to craft such an item they may instead spend the time required for them to create the item meditating with it to manifest the ethereal copy without having to pay the material cost. A caster can use fabricate capable of creating the item in question may take 20 on a trained craft skill for that day's mediation to manifest the item. Polymorph any object can immediately make real any nonmagical manifested item.</text:span></text:p>
      <text:p text:style-name="P11"><text:span text:style-name="T11">Persistent</text:span> Mark (sp) <text:s/>- at 3<text:span text:style-name="T2">rd</text:span> level the reacher may make a stealth check to hide from an <text:span text:style-name="T15">scribed</text:span> target even if the target is already actively aware of them and searching although at a -<text:span text:style-name="T15">5</text:span> penalty. <text:span text:style-name="T15">If the check fails the reacher is stunned for one round from failing to slip out of the scribed target's reality</text:span>. While the marked creature is unaware of their presence Reachers gain a +<text:span text:style-name="T15">5</text:span> circumstance bonus for stealth checks to avoid the marked creature's notice.</text:p>
      <text:p text:style-name="P12">Aural Wake (sp) – There is a chance that the reacher's soothe will break the control of a caster over a controlled creature with the undead type. Controlled undead in range of the reacher's soothe must make a spell save at the reacher's current level or be severed of their connection to the mage and made subject to the soothe. This check is only made once per day per undead.</text:p>
      <text:p text:style-name="P12">Obscuring Mark (sp) – The elite of the reachers can embed a piece of the intended target such as hair or even actual body parts to enable the reacher act at all times around the target as if under the invisibility spell. Note that <text:span text:style-name="T18">the invisible effect is also broken if</text:span> they speak <text:span text:style-name="T18">and if the effect is broken</text:span> <text:span text:style-name="T18">the reacher must stay out of </text:span>eye contact, <text:span text:style-name="T18">silent, and still</text:span> for three rounds before the tablet can re-engage. <text:span text:style-name="T18">This effect also prevents divination spells from working for the reacher by the inscribed creature. The spells may operate but the reacher will be excluded from the result.</text:span></text:p>
      <text:p text:style-name="P13">Etheric Siphon (Su) – Elite of <text:span text:style-name="T19">the </text:span>reachers <text:span text:style-name="T19">are truly self-sufficient creatures. They a</text:span>bsorb ectoplasm from coterminous planes for use in tools. <text:s/>Whenever undead are damaged by the reacher or they are <text:span text:style-name="T19">actually in </text:span>immaterial <text:span text:style-name="T19">and/or mirror</text:span> planes such as the ethereal or <text:span text:style-name="T19">shadow</text:span> <text:span text:style-name="T19">planes the reacher absorbs ten times that amount in GP worth of ectoplasm for what is damaged.</text:span> This allows them to use <text:span text:style-name="T19">spells that fabricate matter to manifest real matter from ectoplasm to manifest the item of equal value from their own spirit. While the material is non-mineral in nature it may produce mineral items.</text:span> <text:span text:style-name="T19">They may also</text:span> manufacture focus items <text:span text:style-name="T19">with such spells without the craft skills to manufacture them as long as they've</text:span> <text:span text:style-name="T19">cast the spell before. Q</text:span>uasi-real <text:span text:style-name="T19">usable items</text:span> function <text:span text:style-name="T19">only </text:span>as long as they remain within the soothe range of <text:s/>the reacher. <text:span text:style-name="T19">Any object leaving the soothe range of the reacher is disincorporated at a rate of 10 hp damage a round until it breaks and evaporates. It takes a DC15 perception check to identify a quasi-real object for someone who has held those items before.</text:span></text:p>
      <text:p text:style-name="P13"/>
      <text:p text:style-name="P13"><text:span text:style-name="T21">Blood Rituals</text:span></text:p>
      <text:p text:style-name="P15">0<text:span text:style-name="T2">th</text:span></text:p>
      <text:p text:style-name="P17"><text:span text:style-name="T3">Sanguine Lantern – Call light into the blood of the fallen</text:span></text:p>
      <text:p text:style-name="P17"><text:span text:style-name="T3">Subsume – The mark of consumption eats anything edible for the caster</text:span></text:p>
      <text:p text:style-name="P17"><text:span text:style-name="T3"/></text:p>
      <text:p text:style-name="P28"><text:span text:style-name="T3">1</text:span><text:span text:style-name="T2">st</text:span></text:p>
      <text:p text:style-name="P28"><text:span text:style-name="T3">Grandfather's Mark – Defer recuperative abilities to another. </text:span></text:p>
      <text:p text:style-name="P17"><text:span text:style-name="T3"/></text:p>
      <text:p text:style-name="P18">Sanguine Lantern</text:p>
      <text:p text:style-name="P15">School: Necromancy [Light]</text:p>
      <text:p text:style-name="P15">Casting Time: 1 standard action</text:p>
      <text:p text:style-name="P15">Components: V, S, <text:span text:style-name="T23">F (Spilled blood)</text:span></text:p>
      <text:p text:style-name="P15">Blood Price: <text:span text:style-name="T22">1d3\level subdual damage</text:span></text:p>
      <text:p text:style-name="P16">Range: Touch <text:span text:style-name="T24">to establish</text:span>, <text:span text:style-name="T22">100ft / level</text:span></text:p>
      <text:p text:style-name="P17">Area: <text:span text:style-name="T24">20 ft centered on you</text:span></text:p>
      <text:p text:style-name="P15">Target: <text:span text:style-name="T22">blood spilled onto a surface from a creature that has died</text:span></text:p>
      <text:p text:style-name="P15">Duration: 10 min/Level</text:p>
      <text:p text:style-name="P15">Saving Throw: None; Spell resistance: No</text:p>
      <text:p text:style-name="P16"><text:span text:style-name="T22">The reacher tastes the blood of the fallen creature to link themselves to the pain. If the creature is not dead yet or the corpse is further away than 100ft / level the spell fails. </text:span>The slain creature's blood glows with a blue candlelight wherever it lies in the room. <text:span text:style-name="T22">This provides a +4 circumstance bonus to tracking checks to follow someone who has tracked through the blood or to see where the blood trail goes. Only one creature can be targeted at one time. If the blood the caster samples is mixed they must correctly name the identify the person the blood belongs to in order to begin hunting. If the trail crosses through water the lantern is broken and must be re-established. The caster may dispel the lantern at any time.</text:span></text:p>
      <text:p text:style-name="P17">Evil Intent</text:p>
      <text:p text:style-name="P17">If this spell <text:span text:style-name="T23">is used to light the blood of a living intelligent non-evil creature they intend to murder it gains the evil descriptor. All blood in the direction of the living creature is lit instead growing in brightness as the caster closes in thus there is no circumstance bonus to tracking. When the hunt is established the target must save vs fear or be shaken as they feel the existential threat on them even if they don't know where the caster is. If the caster wasn't in view when the spell was cast the target must make another save vs fear or be shaken once the caster is in view. </text:span></text:p>
      <text:p text:style-name="P18">Subsume</text:p>
      <text:p text:style-name="P20">School: Necromancy <text:span text:style-name="T27">[Acid]</text:span></text:p>
      <text:p text:style-name="P21">Casting Time: <text:span text:style-name="T24">2 rounds (1 with evil descriptor)</text:span></text:p>
      <text:p text:style-name="P22">Components: S, M (Caster's blood)</text:p>
      <text:p text:style-name="P22">Blood price: 1 point of subdual damage per round <text:span text:style-name="T27">a mark is active.</text:span></text:p>
      <text:p text:style-name="P22">Range: 20 ft</text:p>
      <text:p text:style-name="P22">Target: Edible material <text:span text:style-name="T27">or viable container </text:span>painted in blood with the caster's mark</text:p>
      <text:p text:style-name="P22">Duration: 3 rounds plus 1 per 2 levels</text:p>
      <text:p text:style-name="P22">Saving throw: Fort to negate; Spell resistance: Yes</text:p>
      <text:p text:style-name="P23">The caster can inscribe their mark in blood onto an edible substance. The mark consumes the material as if it is being dissolved by stomach acid doing their constitution bonus in HP <text:span text:style-name="T26">of damage</text:span> per round. <text:span text:style-name="T26">The mark itself</text:span> <text:span text:style-name="T25">sinks further and further into the core of the material as it erodes</text:span>. The caster gains the benefit as if consuming the <text:span text:style-name="T26">edible material</text:span> but does not expose the caster to the threat of poison or disease they would otherwise get by consuming <text:span text:style-name="T25">tainted or rotten</text:span> edible material. <text:span text:style-name="T26">Liquids cannot be functionally marked so they are not subject to this spell unless inside of a marked gansteel or magical non-intelligent container which the outside can be marked to consume what is inside. Remaining indigestible parts of the edible material erode into dust as the subsume works. Leather or hide armors can be subsumed but they dissolve on their own not as a whole with their wearer. The marks will last as long as necessary until the blood magic completes its duration in rounds or the caster dies. If a subsuming mark is active but the original caster is not in range or not in the plane then any blood magic user in the range will benefit. I no viable destinations for the benefit of subsume exist then the mark will remain dormant. Those benefiting from subsume will be immediately aware of the inscribed object and if the inscribed spell was done with evil intent but do not inherit the evil taint from another's actions unless they choose to do nothing.</text:span></text:p>
      <text:p text:style-name="P24">Evil Intent</text:p>
      <text:p text:style-name="P25">If the caster inscribes this mark on a technically edible creature it inherits the evil descriptor. If inscribing their mark on an intelligent creature it also counts as cannibalism. The target will take damage equal to the character's constitution bonus every round. Such a mark can be trivially wiped away <text:span text:style-name="T26">if one can access it </text:span>but must first be locate<text:span text:style-name="T26">d</text:span>. <text:span text:style-name="T26">As the mark must be on edible material it must be on a viable surface unless worn armor is made of gansteel or is a non-intelligent magical item which would mean it is viable container for the edible person inside. A caster uses a stealth check to hide a mark on a set of armor.</text:span></text:p>
      <text:p text:style-name="P26">1st</text:p>
      <text:p text:style-name="P19">Grandfather's mark</text:p>
      <text:p text:style-name="P26">School: Transmutation</text:p>
      <text:p text:style-name="P26">Casting Time: 10 minutes</text:p>
      <text:p text:style-name="P27">Components: V, S, M (Silk cloth and ritual materials worth 20GP per HD to be a viable target for the spell)</text:p>
      <text:p text:style-name="P27">Blood Price: 1 temporary constitution damage per mark in existence</text:p>
      <text:p text:style-name="P27">Range: 30 ft, connected by silk rop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08:38:36.729997712</meta:creation-date>
    <dc:date>2016-05-05T12:46:21.891371445</dc:date>
    <meta:editing-duration>PT33M46S</meta:editing-duration>
    <meta:editing-cycles>7</meta:editing-cycles>
    <meta:generator>LibreOffice/5.0.5.2$Linux_X86_64 LibreOffice_project/00m0$Build-2</meta:generator>
    <meta:document-statistic meta:table-count="0" meta:image-count="0" meta:object-count="0" meta:page-count="1" meta:paragraph-count="63" meta:word-count="2686" meta:character-count="15399" meta:non-whitespace-character-count="12754"/>
  </office:meta>
</office:document-meta>
</file>